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901DD139542E1262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662cm" fo:min-width="0.4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47cm" fo:min-width="0.4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57cm" fo:min-width="0.40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58220" draw:marker-start-width="0.252cm" draw:marker-end-width="0.252cm" draw:fill="none" draw:fill-color="#729fcf" draw:textarea-horizontal-align="justify" draw:textarea-vertical-align="middle" draw:auto-grow-height="false" fo:min-height="0.168cm" fo:min-width="0.40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874cm" svg:x="1cm" svg:y="8.912cm">
          <draw:image xlink:href="Pictures/1000020100000280000001901DD139542E126263.png" xlink:type="simple" xlink:show="embed" xlink:actuate="onLoad">
            <text:p/>
          </draw:image>
        </draw:frame>
        <draw:custom-shape draw:style-name="gr2" draw:text-style-name="P2" draw:layer="layout" svg:width="0.942cm" svg:height="0.946cm" draw:transform="skewX (0.0010471975511966) rotate (0.0010471975511966) translate (5.762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4.795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4.796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6.723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7.647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8.585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46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1.456cm 14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1.456cm 15.0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3.348cm 13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5.247cm 13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5cm 16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5cm 1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5cm 17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6cm 16.0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6cm 17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9.556cm 17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6.708cm 16.0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6.708cm 16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6.708cm 17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0.942cm" svg:height="0.946cm" draw:transform="skewX (0.0010471975511966) rotate (0.0010471975511966) translate (6.708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6.708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6.708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8.591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8.591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8.591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5.757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5.757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5.757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3.851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3.851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3.851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2.9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2.9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2.9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1.002cm 16.0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7.0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7.9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1.002cm 13.1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4.1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5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942cm" svg:height="0.946cm" draw:transform="skewX (0.0010471975511966) rotate (0.0010471975511966) translate (1.002cm 10.3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1.2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002cm 12.2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942cm" svg:height="0.946cm" draw:transform="skewX (0.0010471975511966) rotate (0.0010471975511966) translate (1.002cm 9.3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42cm" svg:height="0.431cm" draw:transform="skewX (0.00226892802759263) rotate (0.0010471975511966) translate (1.002cm 8.9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2" draw:layer="layout" svg:width="0.942cm" svg:height="0.946cm" draw:transform="skewX (0.0010471975511966) rotate (0.0010471975511966) translate (1.974cm 10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1.974cm 11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1.974cm 12.2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0471975511966) rotate (0.0010471975511966) translate (1.974cm 9.3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1.974cm 13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942cm" svg:height="0.946cm" draw:transform="skewX (0.0010471975511966) rotate (0.0010471975511966) translate (2.931cm 10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2.931cm 11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2.931cm 12.2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0471975511966) rotate (0.0010471975511966) translate (2.931cm 9.3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2.931cm 13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942cm" svg:height="0.946cm" draw:transform="skewX (0.0010471975511966) rotate (0.0010471975511966) translate (3.862cm 10.3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3.862cm 11.3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942cm" svg:height="0.946cm" draw:transform="skewX (0.0010471975511966) rotate (0.0010471975511966) translate (3.862cm 12.2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2" draw:layer="layout" svg:width="0.942cm" svg:height="0.946cm" draw:transform="skewX (0.0010471975511966) rotate (0.0010471975511966) translate (3.862cm 9.3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942cm" svg:height="0.946cm" draw:transform="skewX (0.0010471975511966) rotate (0.0010471975511966) translate (3.862cm 13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942cm" svg:height="0.946cm" draw:transform="skewX (0.0010471975511966) rotate (0.0010471975511966) translate (18.094cm 17.9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7.156cm 16.9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6.205cm 16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4.294cm 16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3.351cm 16.9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2.402cm 17.9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9.06cm 15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18.105cm 15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226892802759263) rotate (0.0010471975511966) translate (13.37cm 8.9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942cm" svg:height="0.452cm" draw:transform="skewX (0.00226892802759263) rotate (0.0010471975511966) translate (11.459cm 8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226892802759263) rotate (0.0010471975511966) translate (17.165cm 8.9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942cm" svg:height="0.452cm" draw:transform="skewX (0.00226892802759263) rotate (0.0010471975511966) translate (15.254cm 8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42cm" svg:height="0.441cm" draw:transform="skewX (0.00226892802759263) rotate (0.0010471975511966) translate (19.06cm 8.9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42cm" svg:height="0.946cm" draw:transform="skewX (0.0010471975511966) rotate (0.0010471975511966) translate (4.804cm 17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42cm" svg:height="0.431cm" draw:transform="skewX (0.00226892802759263) rotate (0.0010471975511966) translate (3.863cm 8.919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7-10T10:54:01.143490386</dc:date>
    <meta:editing-duration>PT9M24S</meta:editing-duration>
    <meta:editing-cycles>2</meta:editing-cycles>
    <meta:generator>LibreOffice/6.0.7.3$Linux_X86_64 LibreOffice_project/00m0$Build-3</meta:generator>
    <meta:document-statistic meta:object-count="91"/>
  </office:meta>
</office:document-meta>
</file>